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end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4" style:parent-style-name="Обычный" style:family="paragraph">
      <style:paragraph-properties fo:text-align="center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end"/>
      <style:text-properties fo:language="en" fo:country="US"/>
    </style:style>
    <style:style style:name="P49" style:parent-style-name="Обычный" style:family="paragraph">
      <style:text-properties fo:font-weight="bold" style:font-weight-asian="bold" style:font-weight-complex="bold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3" style:parent-style-name="Обычный" style:family="paragraph">
      <style:paragraph-properties fo:text-align="end"/>
    </style:style>
    <style:style style:name="P54" style:parent-style-name="Обычный" style:family="paragraph">
      <style:paragraph-properties fo:text-align="end"/>
    </style:style>
    <style:style style:name="P55" style:parent-style-name="Обычный" style:family="paragraph">
      <style:paragraph-properties fo:text-align="end"/>
      <style:text-properties fo:language="en" fo:country="US"/>
    </style:style>
    <style:style style:name="P56" style:parent-style-name="Обычный" style:family="paragraph">
      <style:paragraph-properties fo:text-align="end"/>
      <style:text-properties fo:language="en" fo:country="US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center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1" style:parent-style-name="Обычный" style:family="paragraph">
      <style:paragraph-properties fo:text-align="end"/>
    </style:style>
    <style:style style:name="P62" style:parent-style-name="Обычный" style:family="paragraph">
      <style:paragraph-properties fo:text-align="end"/>
    </style:style>
    <style:style style:name="P63" style:parent-style-name="Обычный" style:family="paragraph">
      <style:paragraph-properties fo:text-align="end"/>
    </style:style>
    <style:style style:name="P64" style:parent-style-name="Обычный" style:family="paragraph">
      <style:paragraph-properties fo:text-align="end"/>
    </style:style>
    <style:style style:name="P65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6" style:parent-style-name="Обычный" style:family="paragraph">
      <style:paragraph-properties fo:text-align="end"/>
    </style:style>
    <style:style style:name="P67" style:parent-style-name="Обычный" style:family="paragraph">
      <style:paragraph-properties fo:text-align="end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2" style:parent-style-name="Обычный" style:family="paragraph">
      <style:text-properties fo:font-size="15pt" style:font-size-asian="15pt" style:font-size-complex="15pt"/>
    </style:style>
    <style:style style:name="T7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9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P93" style:parent-style-name="Обычный" style:family="paragraph">
      <style:text-properties fo:font-size="15pt" style:font-size-asian="15pt" style:font-size-complex="15pt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00" style:parent-style-name="Обычный" style:family="paragraph">
      <style:text-properties fo:font-size="15pt" style:font-size-asian="15pt" style:font-size-complex="15pt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3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4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42" style:parent-style-name="Обычный" style:family="paragraph">
      <style:text-properties fo:font-size="15pt" style:font-size-asian="15pt" style:font-size-complex="15pt" fo:language="en" fo:country="US"/>
    </style:style>
    <style:style style:name="T1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44" style:parent-style-name="Основнойшрифтабзаца" style:family="text">
      <style:text-properties fo:font-size="15pt" style:font-size-asian="15pt" style:font-size-complex="15pt"/>
    </style:style>
    <style:style style:name="T14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6" style:parent-style-name="Основнойшрифтабзаца" style:family="text">
      <style:text-properties fo:font-size="15pt" style:font-size-asian="15pt" style:font-size-complex="15pt"/>
    </style:style>
    <style:style style:name="T14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8" style:parent-style-name="Основнойшрифтабзаца" style:family="text">
      <style:text-properties fo:font-size="15pt" style:font-size-asian="15pt" style:font-size-complex="15pt"/>
    </style:style>
    <style:style style:name="T149" style:parent-style-name="Основнойшрифтабзаца" style:family="text">
      <style:text-properties fo:font-size="15pt" style:font-size-asian="15pt" style:font-size-complex="15pt"/>
    </style:style>
    <style:style style:name="P150" style:parent-style-name="Обычный" style:family="paragraph">
      <style:text-properties fo:font-size="15pt" style:font-size-asian="15pt" style:font-size-complex="15pt"/>
    </style:style>
    <style:style style:name="P151" style:parent-style-name="Обычный" style:family="paragraph">
      <style:text-properties fo:font-size="15pt" style:font-size-asian="15pt" style:font-size-complex="15pt"/>
    </style:style>
    <style:style style:name="P152" style:parent-style-name="Обычный" style:family="paragraph">
      <style:text-properties fo:font-size="15pt" style:font-size-asian="15pt" style:font-size-complex="15pt"/>
    </style:style>
    <style:style style:name="P153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ветвящийся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T23">Тип алгоритма:</text:span><text:span text:style-name="T24"><text:s/>ветвящийся.</text:span></text:p>
      <text:p text:style-name="P25">Блок-схема алгоритма:</text:p>
      <text:p text:style-name="P26"/>
      <text:p text:style-name="P27"/>
      <text:p text:style-name="P28"><text:bookmark-start text:name="_Hlk180321472"/></text:p>
      <text:p text:style-name="P29"/>
      <text:p text:style-name="P30"><draw:custom-shape svg:x="2.21811in" svg:y="-0.26024in" svg:width="2.05903in" svg:height="0.78542in" draw:z-index="3" draw:id="id0" draw:style-name="a0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1">Начало</text:span></text:p>
      <text:p text:style-name="P32"/>
      <text:p text:style-name="Обычный"><draw:connector draw:type="line" svg:x1="3.2541in" svg:y1="0.04528in" svg:x2="3.24646in" svg:y2="0.47028in" draw:z-index="4" draw:id="id1" draw:style-name="a1" draw:name="Линия 7" text:anchor-type="paragraph"><svg:title/><svg:desc/></draw:connector></text:p>
      <text:p text:style-name="P33"/>
      <text:p text:style-name="P34"><draw:custom-shape svg:x="0in" svg:y="0.01181in" svg:width="1.93264in" svg:height="0.32153in" draw:z-index="251659264" draw:id="id2" draw:style-name="a2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text:span text:style-name="T35">Ввод x</text:span></text:p>
      <text:p text:style-name="Обычный"><draw:connector draw:type="line" svg:x1="0in" svg:y1="0.10157in" svg:x2="0in" svg:y2="0.5481in" draw:z-index="2" draw:id="id3" draw:style-name="a3" draw:name="Линия 6" text:anchor-type="paragraph"><svg:title/><svg:desc/></draw:connector><text:bookmark-end text:name="_Hlk180321472"/></text:p>
      <text:p text:style-name="P36"/>
      <text:p text:style-name="Обычный"><draw:custom-shape svg:x="0in" svg:y="0.07717in" svg:width="3.45903in" svg:height="0.5625in" draw:z-index="251658240" draw:id="id4" draw:style-name="a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7"><draw:connector draw:type="line" svg:x1="1.52624in" svg:y1="0.01614in" svg:x2="0.3811in" svg:y2="0.53489in" draw:z-index="5" draw:id="id5" draw:style-name="a5" draw:name="Прямая соединительная линия 1" text:anchor-type="paragraph"><svg:title/><svg:desc/></draw:connector><text:span text:style-name="T38">x</text:span><text:span text:style-name="T39"><text:s/>=<text:s/></text:span><text:span text:style-name="T40">int</text:span><text:span text:style-name="T41">(</text:span><text:span text:style-name="T42">input</text:span><text:span text:style-name="T43">(«Введите число:»))</text:span></text:p>
      <text:p text:style-name="Обычный"><draw:custom-shape svg:x="-0.42087in" svg:y="0.23465in" svg:width="1.33264in" svg:height="0.69792in" draw:z-index="6" draw:id="id6" draw:style-name="a6" draw:name="Блок-схема: решение 2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44"><draw:custom-shape svg:x="2.74449in" svg:y="0.03189in" svg:width="1.30139in" svg:height="0.625in" draw:z-index="8" draw:id="id7" draw:style-name="a7" draw:name="Блок-схема: решение 4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Обычный"><draw:connector draw:type="line" svg:x1="5.84516in" svg:y1="0.11811in" svg:x2="5.79724in" svg:y2="0.82436in" draw:z-index="12" draw:id="id8" draw:style-name="a8" draw:name="Прямая соединительная линия 5" text:anchor-type="paragraph"><svg:title/><svg:desc/></draw:connector><draw:connector draw:type="line" svg:x1="4.02716in" svg:y1="0.15816in" svg:x2="5.84869in" svg:y2="0.11024in" draw:z-index="11" draw:id="id9" draw:style-name="a9" draw:name="Прямая соединительная линия 3" text:anchor-type="paragraph"><svg:title/><svg:desc/></draw:connector><draw:connector draw:type="line" svg:x1="0.92283in" svg:y1="0.20776in" svg:x2="2.74436in" svg:y2="0.15984in" draw:z-index="7" draw:id="id10" draw:style-name="a10" draw:name="Прямая соединительная линия 3" text:anchor-type="paragraph"><svg:title/><svg:desc/></draw:connector><text:span text:style-name="T45">X &lt; 0</text:span><text:span text:style-name="T46"><text:s text:c="52"/></text:span><text:span text:style-name="T47">X &gt; 0</text:span></text:p>
      <text:p text:style-name="P48"/>
      <text:p text:style-name="Обычный"><draw:connector draw:type="line" svg:x1="3.40124in" svg:y1="0.00984in" svg:x2="3.3811in" svg:y2="0.41609in" draw:z-index="10" draw:id="id11" draw:style-name="a11" draw:name="Прямая соединительная линия 5" text:anchor-type="paragraph"><svg:title/><svg:desc/></draw:connector><draw:connector draw:type="line" svg:x1="0.25418in" svg:y1="0.07008in" svg:x2="0.23543in" svg:y2="0.47633in" draw:z-index="9" draw:id="id12" draw:style-name="a12" draw:name="Прямая соединительная линия 5" text:anchor-type="paragraph"><svg:title/><svg:desc/></draw:connector></text:p>
      <text:p text:style-name="P49"><text:s text:c="8"/>YES<text:s/><text:s text:c="66"/>YES <text:s text:c="50"/>NO</text:p>
      <text:p text:style-name="Обычный"><draw:custom-shape svg:x="4.89173in" svg:y="0.01181in" svg:width="1.69792in" svg:height="0.5625in" draw:z-index="15" draw:id="id13" draw:style-name="a13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03268in" svg:width="1.35417in" svg:height="0.5625in" draw:z-index="14" draw:id="id14" draw:style-name="a1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14921in" svg:y="0.07441in" svg:width="1.35417in" svg:height="0.5625in" draw:z-index="13" draw:id="id15" draw:style-name="a15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0">print( x + 1) <text:s text:c="31"/>print( x – 2) <text:s text:c="22"/>print(“</text:span><text:span text:style-name="T51">Число</text:span><text:span text:style-name="T52">0”)</text:span></text:p>
      <text:p text:style-name="P53"><draw:connector draw:type="line" svg:x1="3.3554in" svg:y1="0.14291in" svg:x2="3.30748in" svg:y2="0.90333in" draw:z-index="17" draw:id="id16" draw:style-name="a16" draw:name="Прямая соединительная линия 5" text:anchor-type="paragraph"><svg:title/><svg:desc/></draw:connector><draw:connector draw:type="line" svg:x1="3.87087in" svg:y1="1.0818in" svg:x2="5.80629in" svg:y2="0.14291in" draw:z-index="18" draw:id="id17" draw:style-name="a17" draw:name="Прямая соединительная линия 3" text:anchor-type="paragraph"><svg:title/><svg:desc/></draw:connector></text:p>
      <text:p text:style-name="P54"><draw:connector draw:type="line" svg:x1="0.23543in" svg:y1="0.03465in" svg:x2="2.65071in" svg:y2="0.87632in" draw:z-index="16" draw:id="id18" draw:style-name="a18" draw:name="Прямая соединительная линия 3" text:anchor-type="paragraph"><svg:title/><svg:desc/></draw:connector></text:p>
      <text:p text:style-name="P55"/>
      <text:p text:style-name="P56"/>
      <text:p text:style-name="P57"><draw:custom-shape svg:x="2.67283in" svg:y="0.09528in" svg:width="1.20625in" svg:height="0.40625in" draw:z-index="19" draw:id="id19" draw:style-name="a19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58"><text:span text:style-name="T59">Вывод<text:s/></text:span><text:span text:style-name="T60">x</text:span></text:p>
      <text:p text:style-name="P61"><draw:connector draw:type="line" svg:x1="3.29803in" svg:y1="0.08071in" svg:x2="3.34595in" svg:y2="0.59946in" draw:z-index="20" draw:id="id20" draw:style-name="a20" draw:name="Линия 6" text:anchor-type="paragraph"><svg:title/><svg:desc/></draw:connector></text:p>
      <text:p text:style-name="P62"/>
      <text:p text:style-name="P63"/>
      <text:p text:style-name="P64"><draw:custom-shape svg:x="2.61024in" svg:y="0.00551in" svg:width="1.33264in" svg:height="0.60417in" draw:z-index="21" draw:id="id21" draw:style-name="a21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5">Конец</text:p>
      <text:p text:style-name="P66"/>
      <text:p text:style-name="P67">Студент группы ИС-27 Поповян А.Д.</text:p>
      <text:p text:style-name="Обычный"><text:span text:style-name="T68">Текст</text:span><text:span text:style-name="T69"><text:s/></text:span><text:span text:style-name="T70">программы</text:span><text:span text:style-name="T71">:</text:span></text:p>
      <text:p text:style-name="P72"/>
      <text:p text:style-name="Обычный"><text:span text:style-name="T73">try:</text:span><text:span text:style-name="T74"><text:line-break/></text:span><text:span text:style-name="T75"><text:s text:c="4"/>x = int(input("Введите число: "))</text:span><text:span text:style-name="T76"><text:line-break/></text:span><text:span text:style-name="T77"><text:s text:c="4"/>if x &lt; 0:</text:span><text:span text:style-name="T78"><text:line-break/></text:span><text:span text:style-name="T79"><text:s text:c="8"/>print(x + 1)</text:span><text:span text:style-name="T80"><text:line-break/></text:span><text:span text:style-name="T81"><text:s text:c="4"/>elif x &gt; 0:</text:span><text:span text:style-name="T82"><text:line-break/></text:span><text:span text:style-name="T83"><text:s text:c="8"/>print(x - 2)</text:span><text:span text:style-name="T84"><text:line-break/></text:span><text:span text:style-name="T85"><text:s text:c="4"/>else:</text:span><text:span text:style-name="T86"><text:line-break/></text:span><text:span text:style-name="T87"><text:s text:c="8"/>print("Число 0")</text:span><text:span text:style-name="T88"><text:line-break/></text:span><text:span text:style-name="T89">except ValueError:</text:span><text:span text:style-name="T90"><text:line-break/></text:span><text:span text:style-name="T91"><text:s text:c="4"/></text:span><text:span text:style-name="T92">print("Ошибка: введено некорректное значение.")</text:span></text:p>
      <text:p text:style-name="P93"/>
      <text:p text:style-name="Обычный"><text:span text:style-name="T94">Протокол</text:span><text:span text:style-name="T95"><text:s/></text:span><text:span text:style-name="T96">работы</text:span><text:span text:style-name="T97"><text:s/></text:span><text:span text:style-name="T98">программы</text:span><text:span text:style-name="T99">:</text:span></text:p>
      <text:p text:style-name="P100"/>
      <text:p text:style-name="Обычный"><text:span text:style-name="T101">C</text:span><text:span text:style-name="T102">:\</text:span><text:span text:style-name="T103">Users</text:span><text:span text:style-name="T104">\</text:span><text:span text:style-name="T105">Admin</text:span><text:span text:style-name="T106">\</text:span><text:span text:style-name="T107">AppData</text:span><text:span text:style-name="T108">\</text:span><text:span text:style-name="T109">Local</text:span><text:span text:style-name="T110">\</text:span><text:span text:style-name="T111">Programs</text:span><text:span text:style-name="T112">\</text:span><text:span text:style-name="T113">Python</text:span><text:span text:style-name="T114">\</text:span><text:span text:style-name="T115">Python</text:span><text:span text:style-name="T116">312\</text:span><text:span text:style-name="T117">python</text:span><text:span text:style-name="T118">.</text:span><text:span text:style-name="T119">exe</text:span><text:span text:style-name="T120"><text:s/></text:span><text:span text:style-name="T121">C</text:span><text:span text:style-name="T122">:\</text:span><text:span text:style-name="T123">Users</text:span><text:span text:style-name="T124">\</text:span><text:span text:style-name="T125">Admin</text:span><text:span text:style-name="T126">\</text:span><text:span text:style-name="T127">PopovyanPy</text:span><text:span text:style-name="T128">\</text:span><text:span text:style-name="T129">Pz</text:span><text:span text:style-name="T130">_3\</text:span><text:span text:style-name="T131">Pz</text:span><text:span text:style-name="T132">_3_2.</text:span><text:span text:style-name="T133">py</text:span><text:span text:style-name="T134"><text:s/></text:span></text:p>
      <text:p text:style-name="Обычный"><text:span text:style-name="T135">Введите</text:span><text:span text:style-name="T136"><text:s/></text:span><text:span text:style-name="T137">число</text:span><text:span text:style-name="T138">: 1010</text:span></text:p>
      <text:p text:style-name="P139">1008</text:p>
      <text:p text:style-name="P140"/>
      <text:p text:style-name="Обычный"><text:span text:style-name="T141">Process finished with exit code 0</text:span></text:p>
      <text:p text:style-name="P142"/>
      <text:p text:style-name="Обычный"><text:span text:style-name="T143">Вывод:<text:s/></text:span><text:span text:style-name="T144">в процессе выполнения практического занятия выработал навыки составления программ ветвящийся структуры в IDE PyCharm Community. Были использованы языковые конструкции<text:s/></text:span><text:span text:style-name="T145">Try</text:span><text:span text:style-name="T146">,<text:s/></text:span><text:span text:style-name="T147">Except</text:span><text:span text:style-name="T148">. Выполнены разработка кода, отладка, тестирование, оптимизация</text:span></text:p>
      <text:p text:style-name="Обычный"><text:span text:style-name="T149">программного кода. Готовые программные коды выложены на GitHub.</text:span></text:p>
      <text:p text:style-name="P150"/>
      <text:p text:style-name="P151"><text:s text:c="12"/></text:p>
      <text:p text:style-name="P152"/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8T09:40:00Z</dc:date>
    <meta:template xlink:href="Normal" xlink:type="simple"/>
    <meta:editing-cycles>25</meta:editing-cycles>
    <meta:editing-duration>PT474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55" meta:character-count="1706" meta:row-count="12" meta:non-whitespace-character-count="1454"/>
  </office:meta>
</office:document-meta>
</file>